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tpSettingsPanel.setNewEntityMode( boolean newEntity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SettingsPanel.getMovingFactor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otpSettingsPanel.getActivationKey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otpSettingsPanel.getSec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SettingsPanel.keyRelea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SettingsPanel.getActiva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SettingsPanel.getMovingFa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SettingsPanel.getFailuresInEpo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SettingsPanel.setFields( Hauskeys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otpSettingsPanel.keyTyp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SettingsPanel.focusLost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SettingsPanel.check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otpSettingsPanel.isUpToD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otpSettingsPanel.focusGained( Focu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SettingsPanel.getFailuresInEpochText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otpSettingsPanel.HotpSetting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otpSettingsPanel.alterModifier( Object unkownModifi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otpSettingsPanel.setStatusListener( Status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Settings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HotpSettingsPanel.keyPressed( Key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tpSettingsPanel.getSecret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